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66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 table:number-columns-spanned="2" table:number-rows-spanned="1">
            <text:p>Кутуков <text:s/>Сергей</text:p>
          </table:table-cell>
          <table:covered-table-cell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h=</text:p>
          </table:table-cell>
          <table:table-cell table:formula="of:=(b-a)/n" office:value-type="float" office:value="0.1" calcext:value-type="float">
            <text:p>0.1</text:p>
          </table:table-cell>
          <table:table-cell table:style-name="ce1" office:value-type="string" calcext:value-type="string">
            <text:p>a=</text:p>
          </table:table-cell>
          <table:table-cell table:style-name="ce6" office:value-type="float" office:value="-0.5" calcext:value-type="float">
            <text:p>-0.5</text:p>
          </table:table-cell>
          <table:table-cell table:style-name="ce1" office:value-type="string" calcext:value-type="string">
            <text:p>b=</text:p>
          </table:table-cell>
          <table:table-cell table:style-name="ce6" office:value-type="float" office:value="0.5" calcext:value-type="float">
            <text:p>0.5</text:p>
          </table:table-cell>
          <table:table-cell table:style-name="ce1" office:value-type="string" calcext:value-type="string">
            <text:p>n=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f(x)</text:p>
          </table:table-cell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number-columns-repeated="4"/>
        </table:table-row>
        <table:table-row table:style-name="ro1">
          <table:table-cell table:formula="of:=a" office:value-type="float" office:value="-0.5" calcext:value-type="float">
            <text:p>-0.5</text:p>
          </table:table-cell>
          <table:table-cell table:style-name="ce3" table:formula="of:= ROUND( COS([.A6]);6)" office:value-type="float" office:value="0.877583" calcext:value-type="float">
            <text:p>0.87758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B8]-[.B6]" office:value-type="float" office:value="0.0434779999999999" calcext:value-type="float">
            <text:p>0.043478</text:p>
          </table:table-cell>
          <table:table-cell table:number-columns-repeated="9"/>
        </table:table-row>
        <table:table-row table:style-name="ro1">
          <table:table-cell table:formula="of:=[.A6]+h" office:value-type="float" office:value="-0.4" calcext:value-type="float">
            <text:p>-0.4</text:p>
          </table:table-cell>
          <table:table-cell table:style-name="ce3" table:formula="of:= ROUND( COS([.A8]);6)" office:value-type="float" office:value="0.921061" calcext:value-type="float">
            <text:p>0.921061</text:p>
          </table:table-cell>
          <table:table-cell/>
          <table:table-cell table:formula="of:=[.C9]-[.C7]" office:value-type="float" office:value="-0.00920299999999985" calcext:value-type="float">
            <text:p>-0.0092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B10]-[.B8]" office:value-type="float" office:value="0.0342750000000001" calcext:value-type="float">
            <text:p>0.034275</text:p>
          </table:table-cell>
          <table:table-cell/>
          <table:table-cell table:formula="of:=[.D10]-[.D8]" office:value-type="float" office:value="-0.000341000000000258" calcext:value-type="float">
            <text:p>-0.000341</text:p>
          </table:table-cell>
          <table:table-cell table:number-columns-repeated="7"/>
        </table:table-row>
        <table:table-row table:style-name="ro1">
          <table:table-cell table:formula="of:=[.A8]+h" office:value-type="float" office:value="-0.3" calcext:value-type="float">
            <text:p>-0.3</text:p>
          </table:table-cell>
          <table:table-cell table:style-name="ce3" table:formula="of:= ROUND( COS([.A10]);6)" office:value-type="float" office:value="0.955336" calcext:value-type="float">
            <text:p>0.955336</text:p>
          </table:table-cell>
          <table:table-cell/>
          <table:table-cell table:formula="of:=[.C11]-[.C9]" office:value-type="float" office:value="-0.00954400000000011" calcext:value-type="float">
            <text:p>-0.009544</text:p>
          </table:table-cell>
          <table:table-cell/>
          <table:table-cell table:formula="of:=[.E11]-[.E9]" office:value-type="float" office:value="0.0000910000000005073" calcext:value-type="float">
            <text:p>0.0000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12]-[.B10]" office:value-type="float" office:value="0.0247309999999999" calcext:value-type="float">
            <text:p>0.024731</text:p>
          </table:table-cell>
          <table:table-cell/>
          <table:table-cell table:formula="of:=[.D12]-[.D10]" office:value-type="float" office:value="-0.00024999999999975" calcext:value-type="float">
            <text:p>-0.00025</text:p>
          </table:table-cell>
          <table:table-cell/>
          <table:table-cell table:formula="of:=[.F12]-[.F10]" office:value-type="float" office:value="0.0000119999999990128" calcext:value-type="float">
            <text:p>0.000012</text:p>
          </table:table-cell>
          <table:table-cell table:number-columns-repeated="5"/>
        </table:table-row>
        <table:table-row table:style-name="ro1">
          <table:table-cell table:formula="of:=[.A10]+h" office:value-type="float" office:value="-0.2" calcext:value-type="float">
            <text:p>-0.2</text:p>
          </table:table-cell>
          <table:table-cell table:style-name="ce3" table:formula="of:= ROUND( COS([.A12]);6)" office:value-type="float" office:value="0.980067" calcext:value-type="float">
            <text:p>0.980067</text:p>
          </table:table-cell>
          <table:table-cell/>
          <table:table-cell table:formula="of:=[.C13]-[.C11]" office:value-type="float" office:value="-0.00979399999999986" calcext:value-type="float">
            <text:p>-0.009794</text:p>
          </table:table-cell>
          <table:table-cell/>
          <table:table-cell table:formula="of:=[.E13]-[.E11]" office:value-type="float" office:value="0.00010299999999952" calcext:value-type="float">
            <text:p>0.000103</text:p>
          </table:table-cell>
          <table:table-cell/>
          <table:table-cell table:formula="of:=[.G13]-[.G11]" office:value-type="float" office:value="-0.0000189999999982132" calcext:value-type="float">
            <text:p>-0.0000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14]-[.B12]" office:value-type="float" office:value="0.0149370000000001" calcext:value-type="float">
            <text:p>0.014937</text:p>
          </table:table-cell>
          <table:table-cell/>
          <table:table-cell table:formula="of:=[.D14]-[.D12]" office:value-type="float" office:value="-0.00014700000000023" calcext:value-type="float">
            <text:p>-0.000147</text:p>
          </table:table-cell>
          <table:table-cell/>
          <table:table-cell table:formula="of:=[.F14]-[.F12]" office:value-type="float" office:value="-0.00000699999999920035" calcext:value-type="float">
            <text:p>-0.000007</text:p>
          </table:table-cell>
          <table:table-cell/>
          <table:table-cell table:formula="of:=[.H14]-[.H12]" office:value-type="float" office:value="0.0000319999999971407" calcext:value-type="float">
            <text:p>0.000032</text:p>
          </table:table-cell>
          <table:table-cell table:number-columns-repeated="3"/>
        </table:table-row>
        <table:table-row table:style-name="ro1">
          <table:table-cell table:formula="of:=[.A12]+h" office:value-type="float" office:value="-0.1" calcext:value-type="float">
            <text:p>-0.1</text:p>
          </table:table-cell>
          <table:table-cell table:style-name="ce3" table:formula="of:= ROUND( COS([.A14]);6)" office:value-type="float" office:value="0.995004" calcext:value-type="float">
            <text:p>0.995004</text:p>
          </table:table-cell>
          <table:table-cell/>
          <table:table-cell table:formula="of:=[.C15]-[.C13]" office:value-type="float" office:value="-0.00994100000000009" calcext:value-type="float">
            <text:p>-0.009941</text:p>
          </table:table-cell>
          <table:table-cell/>
          <table:table-cell table:formula="of:=[.E15]-[.E13]" office:value-type="float" office:value="0.0000960000000003198" calcext:value-type="float">
            <text:p>0.000096</text:p>
          </table:table-cell>
          <table:table-cell/>
          <table:table-cell table:formula="of:=[.G15]-[.G13]" office:value-type="float" office:value="0.0000129999999989276" calcext:value-type="float">
            <text:p>0.000013</text:p>
          </table:table-cell>
          <table:table-cell/>
          <table:table-cell table:formula="of:=[.I15]-[.I13]" office:value-type="float" office:value="-0.0000569999999959681" calcext:value-type="float">
            <text:p>-0.0000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]-[.B14]" office:value-type="float" office:value="0.004996" calcext:value-type="float">
            <text:p>0.004996</text:p>
          </table:table-cell>
          <table:table-cell/>
          <table:table-cell table:formula="of:=[.D16]-[.D14]" office:value-type="float" office:value="-0.0000509999999999105" calcext:value-type="float">
            <text:p>-0.000051</text:p>
          </table:table-cell>
          <table:table-cell/>
          <table:table-cell table:formula="of:=[.F16]-[.F14]" office:value-type="float" office:value="0.00000599999999972723" calcext:value-type="float">
            <text:p>0.000006</text:p>
          </table:table-cell>
          <table:table-cell/>
          <table:table-cell table:formula="of:=[.H16]-[.H14]" office:value-type="float" office:value="-0.0000249999999988273" calcext:value-type="float">
            <text:p>-0.000025</text:p>
          </table:table-cell>
          <table:table-cell/>
          <table:table-cell table:formula="of:=[.J16]-[.J14]" office:value-type="float" office:value="0.000106999999994181" calcext:value-type="float">
            <text:p>0.000107</text:p>
          </table:table-cell>
          <table:table-cell/>
        </table:table-row>
        <table:table-row table:style-name="ro1">
          <table:table-cell table:formula="of:=[.A14]+h" office:value-type="float" office:value="0" calcext:value-type="float">
            <text:p>0</text:p>
          </table:table-cell>
          <table:table-cell table:style-name="ce4" table:formula="of:= ROUND( COS([.A16]);6)" office:value-type="float" office:value="1" calcext:value-type="float">
            <text:p>1</text:p>
          </table:table-cell>
          <table:table-cell/>
          <table:table-cell table:style-name="ce7" table:formula="of:=[.C17]-[.C15]" office:value-type="float" office:value="-0.009992" calcext:value-type="float">
            <text:p>-0.009992</text:p>
          </table:table-cell>
          <table:table-cell/>
          <table:table-cell table:style-name="ce7" table:formula="of:=[.E17]-[.E15]" office:value-type="float" office:value="0.000102000000000047" calcext:value-type="float">
            <text:p>0.000102</text:p>
          </table:table-cell>
          <table:table-cell/>
          <table:table-cell table:formula="of:=[.G17]-[.G15]" office:value-type="float" office:value="-0.0000119999999998998" calcext:value-type="float">
            <text:p>-0.000012</text:p>
          </table:table-cell>
          <table:table-cell/>
          <table:table-cell table:formula="of:=[.I17]-[.I15]" office:value-type="float" office:value="0.0000499999999982128" calcext:value-type="float">
            <text:p>0.00005</text:p>
          </table:table-cell>
          <table:table-cell/>
          <table:table-cell table:formula="of:=[.K17]-[.K15]" office:value-type="float" office:value="-0.000213999999991256" calcext:value-type="float">
            <text:p>-0.000214</text:p>
          </table:table-cell>
        </table:table-row>
        <table:table-row table:style-name="ro1">
          <table:table-cell table:number-columns-repeated="2"/>
          <table:table-cell table:style-name="ce7" table:formula="of:=[.B18]-[.B16]" office:value-type="float" office:value="-0.004996" calcext:value-type="float">
            <text:p>-0.004996</text:p>
          </table:table-cell>
          <table:table-cell/>
          <table:table-cell table:style-name="ce7" table:formula="of:=[.D18]-[.D16]" office:value-type="float" office:value="0.0000510000000000233" calcext:value-type="float">
            <text:p>0.000051</text:p>
          </table:table-cell>
          <table:table-cell/>
          <table:table-cell table:style-name="ce7" table:formula="of:=[.F18]-[.F16]" office:value-type="float" office:value="-0.00000600000000017253" calcext:value-type="float">
            <text:p>-0.000006</text:p>
          </table:table-cell>
          <table:table-cell/>
          <table:table-cell table:formula="of:=[.H18]-[.H16]" office:value-type="float" office:value="0.0000249999999993855" calcext:value-type="float">
            <text:p>0.000025</text:p>
          </table:table-cell>
          <table:table-cell/>
          <table:table-cell table:formula="of:=[.J18]-[.J16]" office:value-type="float" office:value="-0.000106999999997075" calcext:value-type="float">
            <text:p>-0.000107</text:p>
          </table:table-cell>
          <table:table-cell/>
        </table:table-row>
        <table:table-row table:style-name="ro1">
          <table:table-cell table:formula="of:=[.A16]+h" office:value-type="float" office:value="0.1" calcext:value-type="float">
            <text:p>0.1</text:p>
          </table:table-cell>
          <table:table-cell table:style-name="ce3" table:formula="of:= ROUND( COS([.A18]);6)" office:value-type="float" office:value="0.995004" calcext:value-type="float">
            <text:p>0.995004</text:p>
          </table:table-cell>
          <table:table-cell/>
          <table:table-cell table:formula="of:=[.C19]-[.C17]" office:value-type="float" office:value="-0.00994100000000009" calcext:value-type="float">
            <text:p>-0.009941</text:p>
          </table:table-cell>
          <table:table-cell/>
          <table:table-cell table:formula="of:=[.E19]-[.E17]" office:value-type="float" office:value="0.000096000000000207" calcext:value-type="float">
            <text:p>0.000096</text:p>
          </table:table-cell>
          <table:table-cell/>
          <table:table-cell table:formula="of:=[.G19]-[.G17]" office:value-type="float" office:value="0.0000129999999994857" calcext:value-type="float">
            <text:p>0.000013</text:p>
          </table:table-cell>
          <table:table-cell/>
          <table:table-cell table:formula="of:=[.I19]-[.I17]" office:value-type="float" office:value="-0.0000569999999988624" calcext:value-type="float">
            <text:p>-0.0000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0]-[.B18]" office:value-type="float" office:value="-0.0149370000000001" calcext:value-type="float">
            <text:p>-0.014937</text:p>
          </table:table-cell>
          <table:table-cell/>
          <table:table-cell table:formula="of:=[.D20]-[.D18]" office:value-type="float" office:value="0.00014700000000023" calcext:value-type="float">
            <text:p>0.000147</text:p>
          </table:table-cell>
          <table:table-cell/>
          <table:table-cell table:formula="of:=[.F20]-[.F18]" office:value-type="float" office:value="0.00000699999999931317" calcext:value-type="float">
            <text:p>0.000007</text:p>
          </table:table-cell>
          <table:table-cell/>
          <table:table-cell table:formula="of:=[.H20]-[.H18]" office:value-type="float" office:value="-0.000031999999999477" calcext:value-type="float">
            <text:p>-0.000032</text:p>
          </table:table-cell>
          <table:table-cell table:number-columns-repeated="3"/>
        </table:table-row>
        <table:table-row table:style-name="ro1">
          <table:table-cell table:formula="of:=[.A18]+h" office:value-type="float" office:value="0.2" calcext:value-type="float">
            <text:p>0.2</text:p>
          </table:table-cell>
          <table:table-cell table:style-name="ce3" table:formula="of:= ROUND( COS([.A20]);6)" office:value-type="float" office:value="0.980067" calcext:value-type="float">
            <text:p>0.980067</text:p>
          </table:table-cell>
          <table:table-cell/>
          <table:table-cell table:formula="of:=[.C21]-[.C19]" office:value-type="float" office:value="-0.00979399999999986" calcext:value-type="float">
            <text:p>-0.009794</text:p>
          </table:table-cell>
          <table:table-cell/>
          <table:table-cell table:formula="of:=[.E21]-[.E19]" office:value-type="float" office:value="0.00010299999999952" calcext:value-type="float">
            <text:p>0.000103</text:p>
          </table:table-cell>
          <table:table-cell/>
          <table:table-cell table:formula="of:=[.G21]-[.G19]" office:value-type="float" office:value="-0.0000189999999999913" calcext:value-type="float">
            <text:p>-0.0000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B22]-[.B20]" office:value-type="float" office:value="-0.0247309999999999" calcext:value-type="float">
            <text:p>-0.024731</text:p>
          </table:table-cell>
          <table:table-cell/>
          <table:table-cell table:formula="of:=[.D22]-[.D20]" office:value-type="float" office:value="0.00024999999999975" calcext:value-type="float">
            <text:p>0.00025</text:p>
          </table:table-cell>
          <table:table-cell/>
          <table:table-cell table:style-name="ce8" table:formula="of:=[.F22]-[.F20]" office:value-type="float" office:value="-0.0000120000000006781" calcext:value-type="float">
            <text:p>-0.000012</text:p>
          </table:table-cell>
          <table:table-cell table:number-columns-repeated="5"/>
        </table:table-row>
        <table:table-row table:style-name="ro1">
          <table:table-cell table:formula="of:=[.A20]+h" office:value-type="float" office:value="0.3" calcext:value-type="float">
            <text:p>0.3</text:p>
          </table:table-cell>
          <table:table-cell table:style-name="ce3" table:formula="of:= ROUND( COS([.A22]);6)" office:value-type="float" office:value="0.955336" calcext:value-type="float">
            <text:p>0.955336</text:p>
          </table:table-cell>
          <table:table-cell/>
          <table:table-cell table:formula="of:=[.C23]-[.C21]" office:value-type="float" office:value="-0.00954400000000011" calcext:value-type="float">
            <text:p>-0.009544</text:p>
          </table:table-cell>
          <table:table-cell/>
          <table:table-cell table:style-name="ce8" table:formula="of:=[.E23]-[.E21]" office:value-type="float" office:value="0.0000909999999996192" calcext:value-type="float">
            <text:p>0.00009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B24]-[.B22]" office:value-type="float" office:value="-0.0342750000000001" calcext:value-type="float">
            <text:p>-0.034275</text:p>
          </table:table-cell>
          <table:table-cell/>
          <table:table-cell table:style-name="ce8" table:formula="of:=[.D24]-[.D22]" office:value-type="float" office:value="0.000340999999999814" calcext:value-type="float">
            <text:p>0.000341</text:p>
          </table:table-cell>
          <table:table-cell table:number-columns-repeated="7"/>
        </table:table-row>
        <table:table-row table:style-name="ro1">
          <table:table-cell table:formula="of:=[.A22]+h" office:value-type="float" office:value="0.4" calcext:value-type="float">
            <text:p>0.4</text:p>
          </table:table-cell>
          <table:table-cell table:style-name="ce3" table:formula="of:= ROUND( COS([.A24]);6)" office:value-type="float" office:value="0.921061" calcext:value-type="float">
            <text:p>0.921061</text:p>
          </table:table-cell>
          <table:table-cell/>
          <table:table-cell table:style-name="ce8" table:formula="of:=[.C25]-[.C23]" office:value-type="float" office:value="-0.00920300000000007" calcext:value-type="float">
            <text:p>-0.0092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table:formula="of:=[.B26]-[.B24]" office:value-type="float" office:value="-0.043478" calcext:value-type="float">
            <text:p>-0.043478</text:p>
          </table:table-cell>
          <table:table-cell table:number-columns-repeated="9"/>
        </table:table-row>
        <table:table-row table:style-name="ro1">
          <table:table-cell table:formula="of:=[.A24]+h" office:value-type="float" office:value="0.5" calcext:value-type="float">
            <text:p>0.5</text:p>
          </table:table-cell>
          <table:table-cell table:style-name="ce5" table:formula="of:= ROUND( COS([.A26]);6)" office:value-type="float" office:value="0.877583" calcext:value-type="float">
            <text:p>0.877583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1" office:value-type="string" calcext:value-type="string">
            <text:p>M=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X_1=</text:p>
          </table:table-cell>
          <table:table-cell table:style-name="ce6" office:value-type="float" office:value="0.45" calcext:value-type="float">
            <text:p>0.45</text:p>
          </table:table-cell>
          <table:table-cell table:style-name="ce1" office:value-type="string" calcext:value-type="string">
            <text:p>t=</text:p>
          </table:table-cell>
          <table:table-cell table:style-name="ce6" table:formula="of:=(x_1-b)/h" office:value-type="float" office:value="-0.5" calcext:value-type="float">
            <text:p>-0.5</text:p>
          </table:table-cell>
          <table:table-cell table:style-name="ce1" office:value-type="string" calcext:value-type="string">
            <text:p>fact</text:p>
          </table:table-cell>
          <table:table-cell table:formula="of:=ROUND(COS(x_1);6)" office:value-type="float" office:value="0.900447" calcext:value-type="float">
            <text:p>0.90044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kY</text:p>
          </table:table-cell>
          <table:table-cell table:formula="of:=[.B26]" office:value-type="float" office:value="0.877583" calcext:value-type="float">
            <text:p>0.877583</text:p>
          </table:table-cell>
          <table:table-cell table:formula="of:=[.C25]" office:value-type="float" office:value="-0.043478" calcext:value-type="float">
            <text:p>-0.043478</text:p>
          </table:table-cell>
          <table:table-cell table:formula="of:=[.D24]" office:value-type="float" office:value="-0.00920300000000007" calcext:value-type="float">
            <text:p>-0.009203</text:p>
          </table:table-cell>
          <table:table-cell table:formula="of:=[.E9]" office:value-type="float" office:value="-0.000341000000000258" calcext:value-type="float">
            <text:p>-0.000341</text:p>
          </table:table-cell>
          <table:table-cell table:formula="of:=[.F22]" office:value-type="float" office:value="0.0000909999999996192" calcext:value-type="float">
            <text:p>0.000091</text:p>
          </table:table-cell>
          <table:table-cell table:formula="of:=[.G21]" office:value-type="float" office:value="-0.0000120000000006781" calcext:value-type="float">
            <text:p>-0.00001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k(t)</text:p>
          </table:table-cell>
          <table:table-cell table:style-name="ce3" table:formula="of:=1" office:value-type="float" office:value="1" calcext:value-type="float">
            <text:p>1</text:p>
          </table:table-cell>
          <table:table-cell table:formula="of:=t" office:value-type="float" office:value="-0.5" calcext:value-type="float">
            <text:p>-0.5</text:p>
          </table:table-cell>
          <table:table-cell table:formula="of:=[.C33]*(t+[.D31]-1)/[.D31]" office:value-type="float" office:value="-0.125" calcext:value-type="float">
            <text:p>-0.125</text:p>
          </table:table-cell>
          <table:table-cell table:formula="of:=[.D33]*(t+[.E31]-1)/[.E31]" office:value-type="float" office:value="-0.0625" calcext:value-type="float">
            <text:p>-0.0625</text:p>
          </table:table-cell>
          <table:table-cell table:formula="of:=[.E33]*(t+[.F31]-1)/[.F31]" office:value-type="float" office:value="-0.0390625" calcext:value-type="float">
            <text:p>-0.0390625</text:p>
          </table:table-cell>
          <table:table-cell table:formula="of:=[.F33]*(t+[.G31]-1)/[.G31]" office:value-type="float" office:value="-0.02734375" calcext:value-type="float">
            <text:p>-0.0273437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k(t)*Dky</text:p>
          </table:table-cell>
          <table:table-cell table:formula="of:=[.B33]*[.B32]" office:value-type="float" office:value="0.877583" calcext:value-type="float">
            <text:p>0.877583</text:p>
          </table:table-cell>
          <table:table-cell table:formula="of:=[.C33]*[.C32]" office:value-type="float" office:value="0.021739" calcext:value-type="float">
            <text:p>0.021739</text:p>
          </table:table-cell>
          <table:table-cell table:formula="of:=[.D33]*[.D32]" office:value-type="float" office:value="0.00115037500000001" calcext:value-type="float">
            <text:p>0.001150375</text:p>
          </table:table-cell>
          <table:table-cell table:formula="of:=[.E33]*[.E32]" office:value-type="float" office:value="0.0000213125000000161" calcext:value-type="float">
            <text:p>2.13125000000161E-05</text:p>
          </table:table-cell>
          <table:table-cell table:formula="of:=[.F33]*[.F32]" office:value-type="float" office:value="-0.00000355468749998513" calcext:value-type="float">
            <text:p>-3.55468749998513E-06</text:p>
          </table:table-cell>
          <table:table-cell table:formula="of:=[.G33]*[.G32]" office:value-type="float" office:value="0.000000328125000018542" calcext:value-type="float">
            <text:p>3.28125000018542E-0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k(x_1)</text:p>
          </table:table-cell>
          <table:table-cell table:formula="of:=[.B34]" office:value-type="float" office:value="0.877583" calcext:value-type="float">
            <text:p>0.877583</text:p>
          </table:table-cell>
          <table:table-cell table:formula="of:=[.B35]+[.C34]" office:value-type="float" office:value="0.899322" calcext:value-type="float">
            <text:p>0.899322</text:p>
          </table:table-cell>
          <table:table-cell table:formula="of:=[.C35]+[.D34]" office:value-type="float" office:value="0.900472375" calcext:value-type="float">
            <text:p>0.900472375</text:p>
          </table:table-cell>
          <table:table-cell table:formula="of:=[.D35]+[.E34]" office:value-type="float" office:value="0.9004936875" calcext:value-type="float">
            <text:p>0.9004936875</text:p>
          </table:table-cell>
          <table:table-cell table:formula="of:=[.E35]+[.F34]" office:value-type="float" office:value="0.9004901328125" calcext:value-type="float">
            <text:p>0.9004901328</text:p>
          </table:table-cell>
          <table:table-cell table:formula="of:=[.F35]+[.G34]" office:value-type="float" office:value="0.9004904609375" calcext:value-type="float">
            <text:p>0.900490460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(x_1)-Pk(x_1)</text:p>
          </table:table-cell>
          <table:table-cell table:formula="of:=Fact1-[.B35]" office:value-type="float" office:value="0.022864" calcext:value-type="float">
            <text:p>0.022864</text:p>
          </table:table-cell>
          <table:table-cell table:formula="of:=Fact1-[.C35]" office:value-type="float" office:value="0.00112500000000004" calcext:value-type="float">
            <text:p>0.001125</text:p>
          </table:table-cell>
          <table:table-cell table:formula="of:=Fact1-[.D35]" office:value-type="float" office:value="-0.0000253749999999942" calcext:value-type="float">
            <text:p>-0.000025375</text:p>
          </table:table-cell>
          <table:table-cell table:formula="of:=Fact1-[.E35]" office:value-type="float" office:value="-0.0000466875000000311" calcext:value-type="float">
            <text:p>-4.66875000000311E-05</text:p>
          </table:table-cell>
          <table:table-cell table:formula="of:=Fact1-[.F35]" office:value-type="float" office:value="-0.000043132812500013" calcext:value-type="float">
            <text:p>-4.3132812500013E-05</text:p>
          </table:table-cell>
          <table:table-cell table:formula="of:=Fact1-[.G35]" office:value-type="float" office:value="-0.0000434609375000727" calcext:value-type="float">
            <text:p>-4.34609375000727E-0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(x_1)</text:p>
          </table:table-cell>
          <table:table-cell table:formula="of:=1/FACT([.B31])" office:value-type="float" office:value="1" calcext:value-type="float">
            <text:p>1</text:p>
          </table:table-cell>
          <table:table-cell table:formula="of:=1/FACT([.C31])" office:value-type="float" office:value="1" calcext:value-type="float">
            <text:p>1</text:p>
          </table:table-cell>
          <table:table-cell table:formula="of:=1/FACT([.D31])" office:value-type="float" office:value="0.5" calcext:value-type="float">
            <text:p>0.5</text:p>
          </table:table-cell>
          <table:table-cell table:formula="of:=1/FACT([.E31])" office:value-type="float" office:value="0.166666666666667" calcext:value-type="float">
            <text:p>0.1666666667</text:p>
          </table:table-cell>
          <table:table-cell table:formula="of:=1/FACT([.F31])" office:value-type="float" office:value="0.0416666666666667" calcext:value-type="float">
            <text:p>0.0416666667</text:p>
          </table:table-cell>
          <table:table-cell table:formula="of:=1/FACT([.G31])" office:value-type="float" office:value="0.00833333333333333" calcext:value-type="float">
            <text:p>0.008333333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X_2=</text:p>
          </table:table-cell>
          <table:table-cell table:style-name="ce6" office:value-type="float" office:value="0.05" calcext:value-type="float">
            <text:p>0.05</text:p>
          </table:table-cell>
          <table:table-cell table:style-name="ce1" office:value-type="string" calcext:value-type="string">
            <text:p>t=</text:p>
          </table:table-cell>
          <table:table-cell table:style-name="ce6" table:formula="of:=(x_2-[.A16])/h" office:value-type="float" office:value="0.5" calcext:value-type="float">
            <text:p>0.5</text:p>
          </table:table-cell>
          <table:table-cell table:style-name="ce1" office:value-type="string" calcext:value-type="string">
            <text:p>fact</text:p>
          </table:table-cell>
          <table:table-cell table:formula="of:=ROUND(COS(x_2);6)" office:value-type="float" office:value="0.99875" calcext:value-type="float">
            <text:p>0.9987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6"/>
          <table:table-cell table:number-columns-repeated="8"/>
        </table:table-row>
        <table:table-row table:style-name="ro1">
          <table:table-cell table:style-name="ce1" office:value-type="string" calcext:value-type="string">
            <text:p>DkY</text:p>
          </table:table-cell>
          <table:table-cell table:formula="of:=[.B16]" office:value-type="float" office:value="1" calcext:value-type="float">
            <text:p>1</text:p>
          </table:table-cell>
          <table:table-cell table:formula="of:=[.C17]" office:value-type="float" office:value="-0.004996" calcext:value-type="float">
            <text:p>-0.004996</text:p>
          </table:table-cell>
          <table:table-cell table:formula="of:=[.D16]" office:value-type="float" office:value="-0.009992" calcext:value-type="float">
            <text:p>-0.009992</text:p>
          </table:table-cell>
          <table:table-cell table:formula="of:=[.E17]" office:value-type="float" office:value="0.0000510000000000233" calcext:value-type="float">
            <text:p>0.000051</text:p>
          </table:table-cell>
          <table:table-cell table:formula="of:=[.F16]" office:value-type="float" office:value="0.000102000000000047" calcext:value-type="float">
            <text:p>0.000102</text:p>
          </table:table-cell>
          <table:table-cell table:formula="of:=[.G17]" office:value-type="float" office:value="-0.00000600000000017253" calcext:value-type="float">
            <text:p>-0.00000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=</text:p>
          </table:table-cell>
          <table:table-cell table:style-name="ce2" office:value-type="string" calcext:value-type="string">
            <text:p>-------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k=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k(t)</text:p>
          </table:table-cell>
          <table:table-cell table:style-name="ce3" table:formula="of:=1" office:value-type="float" office:value="1" calcext:value-type="float">
            <text:p>1</text:p>
          </table:table-cell>
          <table:table-cell table:style-name="ce3" table:formula="of:=(t_2+[.C43])/[.C44]" office:value-type="float" office:value="0.5" calcext:value-type="float">
            <text:p>0.5</text:p>
          </table:table-cell>
          <table:table-cell table:style-name="ce3" table:formula="of:=(t_2+[.D43])/[.D44]" office:value-type="float" office:value="-0.25" calcext:value-type="float">
            <text:p>-0.25</text:p>
          </table:table-cell>
          <table:table-cell table:style-name="ce3" table:formula="of:=(t_2+[.E43])/[.E44]" office:value-type="float" office:value="0.5" calcext:value-type="float">
            <text:p>0.5</text:p>
          </table:table-cell>
          <table:table-cell table:style-name="ce3" table:formula="of:=(t_2+[.F43])/[.F44]" office:value-type="float" office:value="-0.375" calcext:value-type="float">
            <text:p>-0.375</text:p>
          </table:table-cell>
          <table:table-cell table:style-name="ce3" table:formula="of:=(t_2+[.G43])/[.G44]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k(t)*Dky</text:p>
          </table:table-cell>
          <table:table-cell table:formula="of:=[.B45]*[.B42]" office:value-type="float" office:value="1" calcext:value-type="float">
            <text:p>1</text:p>
          </table:table-cell>
          <table:table-cell table:formula="of:=[.C45]*[.C42]" office:value-type="float" office:value="-0.002498" calcext:value-type="float">
            <text:p>-0.002498</text:p>
          </table:table-cell>
          <table:table-cell table:formula="of:=[.D45]*[.D42]" office:value-type="float" office:value="0.002498" calcext:value-type="float">
            <text:p>0.002498</text:p>
          </table:table-cell>
          <table:table-cell table:formula="of:=[.E45]*[.E42]" office:value-type="float" office:value="0.0000255000000000116" calcext:value-type="float">
            <text:p>0.0000255</text:p>
          </table:table-cell>
          <table:table-cell table:formula="of:=[.F45]*[.F42]" office:value-type="float" office:value="-0.0000382500000000176" calcext:value-type="float">
            <text:p>-0.00003825</text:p>
          </table:table-cell>
          <table:table-cell table:formula="of:=[.G45]*[.G42]" office:value-type="float" office:value="-0.00000300000000008627" calcext:value-type="float">
            <text:p>-0.00000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k(x_2)</text:p>
          </table:table-cell>
          <table:table-cell table:formula="of:=[.B42]" office:value-type="float" office:value="1" calcext:value-type="float">
            <text:p>1</text:p>
          </table:table-cell>
          <table:table-cell table:formula="of:=[.B47]+[.C46]" office:value-type="float" office:value="0.997502" calcext:value-type="float">
            <text:p>0.997502</text:p>
          </table:table-cell>
          <table:table-cell table:formula="of:=[.C47]+[.D46]" office:value-type="float" office:value="1" calcext:value-type="float">
            <text:p>1</text:p>
          </table:table-cell>
          <table:table-cell table:formula="of:=[.D47]+[.E46]" office:value-type="float" office:value="1.0000255" calcext:value-type="float">
            <text:p>1.0000255</text:p>
          </table:table-cell>
          <table:table-cell table:formula="of:=[.E47]+[.F46]" office:value-type="float" office:value="0.99998725" calcext:value-type="float">
            <text:p>0.99998725</text:p>
          </table:table-cell>
          <table:table-cell table:formula="of:=[.F47]+[.G46]" office:value-type="float" office:value="0.99998425" calcext:value-type="float">
            <text:p>0.999984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(x_2)-Pk(x_2)</text:p>
          </table:table-cell>
          <table:table-cell table:formula="of:=Fact2-[.B47]" office:value-type="float" office:value="-0.00124999999999997" calcext:value-type="float">
            <text:p>-0.00125</text:p>
          </table:table-cell>
          <table:table-cell table:formula="of:=Fact2-[.C47]" office:value-type="float" office:value="0.00124800000000003" calcext:value-type="float">
            <text:p>0.001248</text:p>
          </table:table-cell>
          <table:table-cell table:formula="of:=Fact2-[.D47]" office:value-type="float" office:value="-0.00124999999999997" calcext:value-type="float">
            <text:p>-0.00125</text:p>
          </table:table-cell>
          <table:table-cell table:formula="of:=Fact2-[.E47]" office:value-type="float" office:value="-0.00127549999999999" calcext:value-type="float">
            <text:p>-0.0012755</text:p>
          </table:table-cell>
          <table:table-cell table:formula="of:=Fact2-[.F47]" office:value-type="float" office:value="-0.00123724999999997" calcext:value-type="float">
            <text:p>-0.00123725</text:p>
          </table:table-cell>
          <table:table-cell table:formula="of:=Fact2-[.G47]" office:value-type="float" office:value="-0.00123424999999988" calcext:value-type="float">
            <text:p>-0.00123425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(x_2)</text:p>
          </table:table-cell>
          <table:table-cell table:formula="of:==1/FACT([.B44])" office:value-type="float" office:value="1" calcext:value-type="float">
            <text:p>1</text:p>
          </table:table-cell>
          <table:table-cell table:formula="of:==1/FACT([.C44])" office:value-type="float" office:value="1" calcext:value-type="float">
            <text:p>1</text:p>
          </table:table-cell>
          <table:table-cell table:formula="of:==1/FACT([.D44])" office:value-type="float" office:value="0.5" calcext:value-type="float">
            <text:p>0.5</text:p>
          </table:table-cell>
          <table:table-cell table:formula="of:==1/FACT([.E44])" office:value-type="float" office:value="0.166666666666667" calcext:value-type="float">
            <text:p>0.1666666667</text:p>
          </table:table-cell>
          <table:table-cell table:formula="of:==1/FACT([.F44])" office:value-type="float" office:value="0.0416666666666667" calcext:value-type="float">
            <text:p>0.0416666667</text:p>
          </table:table-cell>
          <table:table-cell table:formula="of:==1/FACT([.G44])" office:value-type="float" office:value="0.00833333333333333" calcext:value-type="float">
            <text:p>0.0083333333</text:p>
          </table:table-cell>
          <table:table-cell table:number-columns-repeated="5"/>
        </table:table-row>
      </table:table>
      <table:named-expressions>
        <table:named-range table:name="a" table:base-cell-address="$Sheet1.$D$3" table:cell-range-address="$Sheet1.$D$3"/>
        <table:named-range table:name="b" table:base-cell-address="$Sheet1.$F$3" table:cell-range-address="$Sheet1.$F$3"/>
        <table:named-range table:name="Fact1" table:base-cell-address="$Sheet1.$F$29" table:cell-range-address="$Sheet1.$F$29"/>
        <table:named-range table:name="Fact2" table:base-cell-address="$Sheet1.$F$40" table:cell-range-address="$Sheet1.$F$40"/>
        <table:named-range table:name="h" table:base-cell-address="$Sheet1.$B$3" table:cell-range-address="$Sheet1.$B$3"/>
        <table:named-range table:name="n" table:base-cell-address="$Sheet1.$H$3" table:cell-range-address="$Sheet1.$H$3"/>
        <table:named-range table:name="qqqqq" table:base-cell-address="$Sheet1.$A$40" table:cell-range-address="$Sheet1.$A$40"/>
        <table:named-range table:name="t" table:base-cell-address="$Sheet1.$D$29" table:cell-range-address="$Sheet1.$D$29"/>
        <table:named-range table:name="t_1" table:base-cell-address="$Sheet1.$D$29" table:cell-range-address="$Sheet1.$D$29"/>
        <table:named-range table:name="t_2" table:base-cell-address="$Sheet1.$D$40" table:cell-range-address="$Sheet1.$D$40"/>
        <table:named-range table:name="xa" table:base-cell-address="$Sheet1.$D$3" table:cell-range-address="$Sheet1.$D$3"/>
        <table:named-range table:name="x_1" table:base-cell-address="$Sheet1.$B$29" table:cell-range-address="$Sheet1.$B$29"/>
        <table:named-range table:name="x_2" table:base-cell-address="$Sheet1.$B$40" table:cell-range-address="$Sheet1.$B$40"/>
      </table:named-expressions>
      <table:database-ranges>
        <table:database-range table:name="__Anonymous_Sheet_DB__0" table:target-range-address="Sheet1.A31:Sheet1.G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1:42:13.293901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3:39:15.286220000</meta:creation-date>
    <dc:date>2016-10-17T21:43:44.677658046</dc:date>
    <meta:editing-duration>PT1H12M7S</meta:editing-duration>
    <meta:editing-cycles>30</meta:editing-cycles>
    <meta:generator>LibreOffice/5.1.4.2$Linux_X86_64 LibreOffice_project/10m0$Build-2</meta:generator>
    <meta:document-statistic meta:table-count="1" meta:cell-count="207" meta:object-count="0"/>
  </office:meta>
</office:document-meta>
</file>